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3">
      <style:paragraph-properties fo:margin-top="0cm" fo:margin-bottom="0cm"/>
    </style:style>
    <style:style style:name="P35" style:family="paragraph" style:parent-style-name="Text_20_body" style:list-style-name="L4">
      <style:paragraph-properties fo:margin-top="0cm" fo:margin-bottom="0cm"/>
    </style:style>
    <style:style style:name="P36" style:family="paragraph" style:parent-style-name="Text_20_body" style:list-style-name="L5">
      <style:paragraph-properties fo:margin-top="0cm" fo:margin-bottom="0cm"/>
    </style:style>
    <style:style style:name="P37" style:family="paragraph" style:parent-style-name="Text_20_body" style:list-style-name="L6">
      <style:paragraph-properties fo:margin-top="0cm" fo:margin-bottom="0cm"/>
    </style:style>
    <style:style style:name="P38" style:family="paragraph" style:parent-style-name="Text_20_body" style:list-style-name="L7">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10">
      <style:paragraph-properties fo:margin-top="0cm" fo:margin-bottom="0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13">
      <style:paragraph-properties fo:margin-top="0cm" fo:margin-bottom="0cm"/>
    </style:style>
    <style:style style:name="P45" style:family="paragraph" style:parent-style-name="Text_20_body" style:list-style-name="L14">
      <style:paragraph-properties fo:margin-top="0cm" fo:margin-bottom="0cm"/>
    </style:style>
    <style:style style:name="P46" style:family="paragraph" style:parent-style-name="Text_20_body" style:list-style-name="L15">
      <style:paragraph-properties fo:margin-top="0cm" fo:margin-bottom="0cm"/>
    </style:style>
    <style:style style:name="P47" style:family="paragraph" style:parent-style-name="Text_20_body" style:list-style-name="L16">
      <style:paragraph-properties fo:margin-top="0cm" fo:margin-bottom="0cm"/>
    </style:style>
    <style:style style:name="P48" style:family="paragraph" style:parent-style-name="Text_20_body" style:list-style-name="L17">
      <style:paragraph-properties fo:margin-top="0cm" fo:margin-bottom="0cm"/>
    </style:style>
    <style:style style:name="P49" style:family="paragraph" style:parent-style-name="Text_20_body" style:list-style-name="L18">
      <style:paragraph-properties fo:margin-top="0cm" fo:margin-bottom="0cm"/>
    </style:style>
    <style:style style:name="P50" style:family="paragraph" style:parent-style-name="Text_20_body" style:list-style-name="L19">
      <style:paragraph-properties fo:margin-top="0cm" fo:margin-bottom="0cm"/>
    </style:style>
    <style:style style:name="P51" style:family="paragraph" style:parent-style-name="Text_20_body" style:list-style-name="L20">
      <style:paragraph-properties fo:margin-top="0cm" fo:margin-bottom="0cm"/>
    </style:style>
    <style:style style:name="P52" style:family="paragraph" style:parent-style-name="Text_20_body" style:list-style-name="L21">
      <style:paragraph-properties fo:margin-top="0cm" fo:margin-bottom="0cm"/>
    </style:style>
    <style:style style:name="P53" style:family="paragraph" style:parent-style-name="Text_20_body" style:list-style-name="L22">
      <style:paragraph-properties fo:margin-top="0cm" fo:margin-bottom="0cm"/>
    </style:style>
    <style:style style:name="P54" style:family="paragraph" style:parent-style-name="Text_20_body" style:list-style-name="L23">
      <style:paragraph-properties fo:margin-top="0cm" fo:margin-bottom="0cm"/>
    </style:style>
    <style:style style:name="P55" style:family="paragraph" style:parent-style-name="Text_20_body" style:list-style-name="L24">
      <style:paragraph-properties fo:margin-top="0cm" fo:margin-bottom="0cm"/>
    </style:style>
    <style:style style:name="P56" style:family="paragraph" style:parent-style-name="Text_20_body" style:list-style-name="L25">
      <style:paragraph-properties fo:margin-top="0cm" fo:margin-bottom="0cm"/>
    </style:style>
    <style:style style:name="P57" style:family="paragraph" style:parent-style-name="Text_20_body" style:list-style-name="L26">
      <style:paragraph-properties fo:margin-top="0cm" fo:margin-bottom="0cm"/>
    </style:style>
    <style:style style:name="P58" style:family="paragraph" style:parent-style-name="Text_20_body" style:list-style-name="L27">
      <style:paragraph-properties fo:margin-top="0cm" fo:margin-bottom="0cm"/>
    </style:style>
    <style:style style:name="P59" style:family="paragraph" style:parent-style-name="Text_20_body" style:list-style-name="L28">
      <style:paragraph-properties fo:margin-top="0cm" fo:margin-bottom="0cm"/>
    </style:style>
    <style:style style:name="P60" style:family="paragraph" style:parent-style-name="Text_20_body" style:list-style-name="L29">
      <style:paragraph-properties fo:margin-top="0cm" fo:margin-bottom="0cm"/>
    </style:style>
    <style:style style:name="P61" style:family="paragraph" style:parent-style-name="Text_20_body" style:list-style-name="L30">
      <style:paragraph-properties fo:margin-top="0cm" fo:margin-bottom="0cm"/>
    </style:style>
    <style:style style:name="P62" style:family="paragraph" style:parent-style-name="Text_20_body" style:list-style-name="L31">
      <style:paragraph-properties fo:margin-top="0cm" fo:margin-bottom="0cm"/>
    </style:style>
    <style:style style:name="P63" style:family="paragraph" style:parent-style-name="Preformatted_20_Text">
      <style:paragraph-properties fo:margin-top="0cm" fo:margin-bottom="0.4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40K Tactics RL: Building an AI-Powered Strategy Game</text:h>
      <text:h text:style-name="Heading_20_2" text:outline-level="2">From Tabletop Dreams to Deep Learning Reality - My Portfolio Journey</text:h>
      <text:p text:style-name="Text_20_body">I have tried to solve the wargamer's eternal problem: "To play a 2-player game... You need to be TWO!" by creating a fully functional Warhammer 40K tactical strategy game with intelligent AI opponents.</text:p>
      <text:p text:style-name="Text_20_body"><text:span text:style-name="Strong_20_Emphasis">The Complete System:</text:span></text:p>
      <text:list xml:id="list182671539127645611" text:style-name="L1">
        <text:list-item>
          <text:p text:style-name="P32"><text:span text:style-name="Strong_20_Emphasis">Deep Reinforcement Learning AI</text:span> using DQN (Deep Q-Networks) with 142-dimensional observation space </text:p>
        </text:list-item>
        <text:list-item>
          <text:p text:style-name="P32"><text:span text:style-name="Strong_20_Emphasis">Real-time hex-based strategy gameplay</text:span> with PIXI.js rendering engine </text:p>
        </text:list-item>
        <text:list-item>
          <text:p text:style-name="P32"><text:span text:style-name="Strong_20_Emphasis">Strict rule compliance architecture</text:span> implementing complex turn-based fully compliant with Warhammer 40K mechanics </text:p>
        </text:list-item>
        <text:list-item>
          <text:p text:style-name="P32"><text:span text:style-name="Strong_20_Emphasis">Full-stack TypeScript/React frontend</text:span> with Python backend </text:p>
        </text:list-item>
        <text:list-item>
          <text:p text:style-name="P32"><text:span text:style-name="Strong_20_Emphasis">Comprehensive training pipeline</text:span> with Tensorboard monitoring and configurable reward systems </text:p>
        </text:list-item>
        <text:list-item>
          <text:p text:style-name="P32"><text:span text:style-name="Strong_20_Emphasis">Multi-phase gameplay</text:span> including Movement, Shooting, Charging, and Fight phases </text:p>
        </text:list-item>
        <text:list-item>
          <text:p text:style-name="P1"><text:span text:style-name="Strong_20_Emphasis">PvP and PvE modes</text:span> </text:p>
        </text:list-item>
      </text:list>
      <text:p text:style-name="Text_20_body">This wasn't just coding practice - it became a 4-month deep dive into reinforcement learning, complex system architecture, AI-assisted development, and the brutal realities of building AI that can actually play strategic games. Working with AI coding assistants transformed both my productivity and my understanding of modern software development.</text:p>
      <text:p text:style-name="Horizontal_20_Line"/>
      <text:h text:style-name="Heading_20_2" text:outline-level="2">The Problem: The Wargamer's Doom</text:h>
      <text:p text:style-name="Text_20_body">Every tabletop gamer knows this pain. You've spent weeks painting your Space Marines, you understand the rules, you're ready for epic battles in the grim darkness of the far future... but you need a friend who's also free, also interested, and also willing to spend 3 hours moving tiny plastic figures around a table.</text:p>
      <text:p text:style-name="Text_20_body"><text:span text:style-name="Strong_20_Emphasis">The Solution:</text:span> Build an AI opponent that is always ready to play, never complains about your slow decision-making, and gets smarter every game.</text:p>
      <text:p text:style-name="Horizontal_20_Line"/>
      <text:h text:style-name="Heading_20_2" text:outline-level="2">Phase 1: The Vision - Why Warhammer 40K?</text:h>
      <text:p text:style-name="Text_20_body">When I started planning this project, I could have built chess AI or tic-tac-toe. Instead, I chose Warhammer 40K because there is no video game strictly following the Warhammer 40k rules as it is played on tabletop. It represents everything complex about strategic thinking:</text:p>
      <text:p text:style-name="Text_20_body"><text:span text:style-name="Strong_20_Emphasis">Game Structure Complexity:</text:span></text:p>
      <text:list xml:id="list3016011989580810834" text:style-name="L2">
        <text:list-item>
          <text:p text:style-name="P33"><text:span text:style-name="Strong_20_Emphasis">Sequential Turn Phases:</text:span> Movement → Shooting → Charging → Fighting </text:p>
        </text:list-item>
        <text:list-item>
          <text:p text:style-name="P33"><text:span text:style-name="Strong_20_Emphasis">Unit Activation:</text:span> Each unit must be activated individually within each phase </text:p>
        </text:list-item>
        <text:list-item>
          <text:p text:style-name="P33"><text:soft-page-break/><text:span text:style-name="Strong_20_Emphasis">Spatial Reasoning:</text:span> Hex-based movement with line-of-sight calculations </text:p>
        </text:list-item>
        <text:list-item>
          <text:p text:style-name="P33"><text:span text:style-name="Strong_20_Emphasis">Multi-layered Rules:</text:span> Range, cover, armor saves, wound mechanics </text:p>
        </text:list-item>
        <text:list-item>
          <text:p text:style-name="P2"><text:span text:style-name="Strong_20_Emphasis">Strategic Depth:</text:span> Objective control, positioning, resource management </text:p>
        </text:list-item>
      </text:list>
      <text:p text:style-name="Text_20_body"><text:span text:style-name="Strong_20_Emphasis">Technical Challenge:</text:span> How do you teach an AI to understand that charging a Bloodthirster head-on is usually suicide, but rushing an objective might win the game?</text:p>
      <text:p text:style-name="Horizontal_20_Line"/>
      <text:h text:style-name="Heading_20_2" text:outline-level="2">Phase 2: The Frontend - Making It Real</text:h>
      <text:h text:style-name="Heading_20_3" text:outline-level="3">The Development of PvP Mode</text:h>
      <text:p text:style-name="Text_20_body">My first major milestone was building a fully functional Player vs Player mode. This became the foundation for everything that followed, though I didn't realize at the time how much I'd need to rebuild later.</text:p>
      <text:p text:style-name="Text_20_body"><text:span text:style-name="Strong_20_Emphasis">Technical Foundations I Built:</text:span></text:p>
      <text:list xml:id="list7315232779195209480" text:style-name="L3">
        <text:list-item>
          <text:p text:style-name="P34"><text:span text:style-name="Strong_20_Emphasis">PIXI.js Integration:</text:span> React app managing a PIXI.js canvas for high-performance hex-grid rendering </text:p>
        </text:list-item>
        <text:list-item>
          <text:p text:style-name="P34"><text:span text:style-name="Strong_20_Emphasis">Hex-Grid Mathematics:</text:span> Precise unit positioning using cube coordinates for distance and pathfinding calculations </text:p>
        </text:list-item>
        <text:list-item>
          <text:p text:style-name="P34"><text:span text:style-name="Strong_20_Emphasis">Game State Management:</text:span> Complex React state handling for real-time updates across multiple game phases </text:p>
        </text:list-item>
        <text:list-item>
          <text:p text:style-name="P3"><text:span text:style-name="Strong_20_Emphasis">Interactive UI:</text:span> Click event handling for unit selection, movement preview, and target selection </text:p>
        </text:list-item>
      </text:list>
      <text:p text:style-name="Text_20_body"><text:span text:style-name="Strong_20_Emphasis">The UI Features That Worked:</text:span></text:p>
      <text:list xml:id="list1397654888989428227" text:style-name="L4">
        <text:list-item>
          <text:p text:style-name="P35">Green hexes showing valid movement destinations </text:p>
        </text:list-item>
        <text:list-item>
          <text:p text:style-name="P35">Red hexes indicating valid shooting targets </text:p>
        </text:list-item>
        <text:list-item>
          <text:p text:style-name="P35">Real-time HP bar updates during combat </text:p>
        </text:list-item>
        <text:list-item>
          <text:p text:style-name="P35">Phase transition indicators (Movement → Shooting → etc.) </text:p>
        </text:list-item>
        <text:list-item>
          <text:p text:style-name="P35">Unit activation queues showing turn order </text:p>
        </text:list-item>
        <text:list-item>
          <text:p text:style-name="P4">Comprehensive game action logging </text:p>
        </text:list-item>
      </text:list>
      <text:p text:style-name="Text_20_body"><text:span text:style-name="Strong_20_Emphasis">Early Architecture Decision (That Caused Problems Later):</text:span></text:p>
      <text:p text:style-name="Text_20_body">I built the PvP mode as a <text:span text:style-name="Strong_20_Emphasis">frontend-driven, click-reactive system</text:span>. Players clicked hexes, React updated state, and the UI responded immediately. This felt natural for human players but created the architectural nightmare I'd discover in Phase 5.</text:p>
      <text:p text:style-name="Text_20_body"><text:span text:style-name="Strong_20_Emphasis">What I Learned:</text:span></text:p>
      <text:list xml:id="list2102874283295351091" text:style-name="L5">
        <text:list-item>
          <text:p text:style-name="P36">PIXI.js performance optimization for 60fps rendering </text:p>
        </text:list-item>
        <text:list-item>
          <text:p text:style-name="P36">Complex React state management without performance degradation </text:p>
        </text:list-item>
        <text:list-item>
          <text:p text:style-name="P36">Hex-grid spatial mathematics and line-of-sight algorithms </text:p>
        </text:list-item>
        <text:list-item>
          <text:p text:style-name="P5">User experience design for strategy games </text:p>
        </text:list-item>
      </text:list>
      <text:p text:style-name="Text_20_body">This phase felt like pure success. The game was beautiful, responsive, and fun to play. I had no idea I was building a system that would be fundamentally incompatible with AI integration.</text:p>
      <text:p text:style-name="Horizontal_20_Line"/>
      <text:h text:style-name="Heading_20_2" text:outline-level="2"><text:soft-page-break/>Phase 3: The AI Brain - Deep Reinforcement Learning and Training</text:h>
      <text:h text:style-name="Heading_20_3" text:outline-level="3">Understanding Q-Learning: Bob's Journey</text:h>
      <text:p text:style-name="Text_20_body">Think of my AI agent as "Bob", a Space Marine learning to survive in hostile territory. Just like in Edge of Tomorrow, Bob dies a lot, but learns from his deaths:</text:p>
      <text:p text:style-name="Text_20_body"><text:span text:style-name="Strong_20_Emphasis">The Learning Process:</text:span></text:p>
      <text:list xml:id="list974832247206430106" text:style-name="L6">
        <text:list-item>
          <text:p text:style-name="P37"><text:span text:style-name="Strong_20_Emphasis">Exploration:</text:span> "What if I charge that Bloodthirster?" </text:p>
        </text:list-item>
        <text:list-item>
          <text:p text:style-name="P37"><text:span text:style-name="Strong_20_Emphasis">Estimation:</text:span> "I think I'll get +2 reward for being aggressive" </text:p>
        </text:list-item>
        <text:list-item>
          <text:p text:style-name="P37"><text:span text:style-name="Strong_20_Emphasis">Reality Check:</text:span> "I got +2 for charging... but -5 for dying horribly" </text:p>
        </text:list-item>
        <text:list-item>
          <text:p text:style-name="P6"><text:span text:style-name="Strong_20_Emphasis">Adjustment:</text:span> "Maybe charging Bloodthirsters isn't optimal strategy" </text:p>
        </text:list-item>
      </text:list>
      <text:h text:style-name="Heading_20_3" text:outline-level="3">From Q-Tables to Deep Neural Networks</text:h>
      <text:p text:style-name="Text_20_body"><text:span text:style-name="Strong_20_Emphasis">The Observation Space (142 dimensions):</text:span></text:p>
      <text:list xml:id="list8130605958943627106" text:style-name="L7">
        <text:list-item>
          <text:p text:style-name="P38">Current player, turn number, phase state </text:p>
        </text:list-item>
        <text:list-item>
          <text:p text:style-name="P38">All unit positions, health, and status flags </text:p>
        </text:list-item>
        <text:list-item>
          <text:p text:style-name="P38">Board structure and objective locations </text:p>
        </text:list-item>
        <text:list-item>
          <text:p text:style-name="P7">Movement/shooting history for each unit </text:p>
        </text:list-item>
      </text:list>
      <text:p text:style-name="Text_20_body"><text:span text:style-name="Strong_20_Emphasis">The Action Space (8 possible actions):</text:span></text:p>
      <text:p text:style-name="Preformatted_20_Text"><text:span text:style-name="Source_20_Text">action_map = {</text:span></text:p>
      <text:p text:style-name="Preformatted_20_Text"><text:span text:style-name="Source_20_Text"><text:s text:c="4"/>0: "move_north", 1: "move_south",</text:span></text:p>
      <text:p text:style-name="Preformatted_20_Text"><text:span text:style-name="Source_20_Text"><text:s text:c="4"/>2: "move_east", <text:s/>3: "move_west", </text:span></text:p>
      <text:p text:style-name="Preformatted_20_Text"><text:span text:style-name="Source_20_Text"><text:s text:c="4"/>4: "shoot", <text:s text:c="5"/>5: "charge",</text:span></text:p>
      <text:p text:style-name="Preformatted_20_Text"><text:span text:style-name="Source_20_Text"><text:s text:c="4"/>6: "attack", <text:s text:c="4"/>7: "wait"</text:span></text:p>
      <text:p text:style-name="P63"><text:span text:style-name="Source_20_Text">}</text:span></text:p>
      <text:p text:style-name="Text_20_body"><text:span text:style-name="Strong_20_Emphasis">The Neural Network Architecture:</text:span></text:p>
      <text:p text:style-name="Preformatted_20_Text"><text:span text:style-name="Source_20_Text">Input Layer (142) → Hidden Layers → Output Layer (8)</text:span></text:p>
      <text:p text:style-name="Preformatted_20_Text"><text:span text:style-name="Source_20_Text"><text:s text:c="5"/>↓ <text:s text:c="19"/>↓ <text:s text:c="14"/>↓</text:span></text:p>
      <text:p text:style-name="Preformatted_20_Text"><text:span text:style-name="Source_20_Text"><text:s text:c="2"/>Game State <text:s text:c="8"/>Pattern <text:s text:c="8"/>Action Values</text:span></text:p>
      <text:p text:style-name="P63"><text:span text:style-name="Source_20_Text"><text:s text:c="2"/>Observation <text:s text:c="6"/>Recognition <text:s text:c="5"/>(Q-values)</text:span></text:p>
      <text:h text:style-name="Heading_20_3" text:outline-level="3">The Reward System - Teaching Strategy</text:h>
      <text:p text:style-name="Text_20_body">This was the hardest part. How do you teach an AI to value long-term tactical positioning over short-term kills?</text:p>
      <text:p text:style-name="Text_20_body"><text:span text:style-name="Strong_20_Emphasis">Reward Configuration sample:</text:span></text:p>
      <text:p text:style-name="Preformatted_20_Text"><text:span text:style-name="Source_20_Text">{</text:span></text:p>
      <text:p text:style-name="Preformatted_20_Text"><text:span text:style-name="Source_20_Text"><text:s text:c="2"/>"base_actions": {</text:span></text:p>
      <text:p text:style-name="Preformatted_20_Text"><text:span text:style-name="Source_20_Text"><text:s text:c="4"/>"move_close": 0.4, <text:s text:c="5"/>// Encourage aggressive positioning</text:span></text:p>
      <text:p text:style-name="Preformatted_20_Text"><text:span text:style-name="Source_20_Text"><text:s text:c="4"/>"move_away": 0.5, <text:s text:c="6"/>// Sometimes retreating is smart</text:span></text:p>
      <text:p text:style-name="Preformatted_20_Text"><text:span text:style-name="Source_20_Text"><text:s text:c="4"/>"move_to_charge": 0.2, <text:s/>// Set up future charges</text:span></text:p>
      <text:p text:style-name="Preformatted_20_Text"><text:span text:style-name="Source_20_Text"><text:s text:c="4"/>"move_to_los": 0.6, <text:s text:c="4"/>// Line of sight is crucial</text:span></text:p>
      <text:p text:style-name="Preformatted_20_Text"><text:span text:style-name="Source_20_Text"><text:s text:c="4"/>"ranged_attack": 0.5, <text:s text:c="2"/>// Shooting is good</text:span></text:p>
      <text:p text:style-name="Preformatted_20_Text"><text:span text:style-name="Source_20_Text"><text:s text:c="4"/>"melee_attack": 0.1, <text:s text:c="3"/>// Melee is risky</text:span></text:p>
      <text:p text:style-name="Preformatted_20_Text"><text:span text:style-name="Source_20_Text"><text:s text:c="4"/>"wait": -0.5 <text:s text:c="11"/>// Doing nothing is bad</text:span></text:p>
      <text:p text:style-name="Preformatted_20_Text"><text:span text:style-name="Source_20_Text"><text:s text:c="2"/>},</text:span></text:p>
      <text:p text:style-name="Preformatted_20_Text"><text:span text:style-name="Source_20_Text"><text:s text:c="2"/>"result_bonuses": {</text:span></text:p>
      <text:p text:style-name="Preformatted_20_Text"><text:span text:style-name="Source_20_Text"><text:s text:c="4"/>"kill_target": 0.2, <text:s text:c="4"/>// Eliminating threats</text:span></text:p>
      <text:p text:style-name="Preformatted_20_Text"><text:soft-page-break/><text:span text:style-name="Source_20_Text"><text:s text:c="4"/>"wound_target": 0.1, <text:s text:c="3"/>// Damage is progress</text:span></text:p>
      <text:p text:style-name="Preformatted_20_Text"><text:span text:style-name="Source_20_Text"><text:s text:c="4"/>"target_lowest_hp": 0.1 // Finish wounded enemies</text:span></text:p>
      <text:p text:style-name="Preformatted_20_Text"><text:span text:style-name="Source_20_Text"><text:s text:c="2"/>}</text:span></text:p>
      <text:p text:style-name="P63"><text:span text:style-name="Source_20_Text">}</text:span></text:p>
      <text:p text:style-name="Text_20_body">The AI had to learn that moving to line-of-sight is worth more than a random move, but killing an enemy is worth more than just wounding them.</text:p>
      <text:h text:style-name="Heading_20_3" text:outline-level="3">Training Hell - Making Bob Smart</text:h>
      <text:p text:style-name="Text_20_body"><text:span text:style-name="Strong_20_Emphasis">Training Metrics:</text:span></text:p>
      <text:list xml:id="list6074456046094553497" text:style-name="L8">
        <text:list-item>
          <text:p text:style-name="P39"><text:span text:style-name="Strong_20_Emphasis">50,000+ timesteps</text:span> per training session </text:p>
        </text:list-item>
        <text:list-item>
          <text:p text:style-name="P39"><text:span text:style-name="Strong_20_Emphasis">2,000 episodes</text:span> to see meaningful learning </text:p>
        </text:list-item>
        <text:list-item>
          <text:p text:style-name="P39"><text:span text:style-name="Strong_20_Emphasis">Tensorboard monitoring</text:span> to track loss and Q-values </text:p>
        </text:list-item>
        <text:list-item>
          <text:p text:style-name="P8"><text:span text:style-name="Strong_20_Emphasis">Action masking</text:span> to prevent illegal moves </text:p>
        </text:list-item>
      </text:list>
      <text:p text:style-name="Text_20_body"><text:span text:style-name="Strong_20_Emphasis">Training Challenges I Faced:</text:span></text:p>
      <text:list xml:id="list169080201837813739" text:style-name="L9">
        <text:list-item>
          <text:p text:style-name="P40"><text:span text:style-name="Strong_20_Emphasis">Dura lex sed lex:</text:span> Make the training process strictly follow the sequence rules </text:p>
        </text:list-item>
        <text:list-item>
          <text:p text:style-name="P40"><text:span text:style-name="Strong_20_Emphasis">The "Random Walk" Problem:</text:span> Early Bob just moved randomly </text:p>
        </text:list-item>
        <text:list-item>
          <text:p text:style-name="P9"><text:span text:style-name="Strong_20_Emphasis">The "Unmasked" strategy:</text:span> Make the agent choose a valid action according to the current phase </text:p>
        </text:list-item>
      </text:list>
      <text:p text:style-name="Text_20_body"><text:span text:style-name="Strong_20_Emphasis">The Solution:</text:span> Careful reward balancing and curriculum learning. I had to teach Bob that winning the game was more important than just surviving.</text:p>
      <text:h text:style-name="Heading_20_3" text:outline-level="3">Monitoring Progress</text:h>
      <text:p text:style-name="Text_20_body">Watching the training graphs was like watching Bob's brain develop:</text:p>
      <text:list xml:id="list394822341946571257" text:style-name="L10">
        <text:list-item>
          <text:p text:style-name="P41"><text:span text:style-name="Strong_20_Emphasis">Loss Curves:</text:span> High and erratic at first, then stabilizing as Bob learned </text:p>
        </text:list-item>
        <text:list-item>
          <text:p text:style-name="P41"><text:span text:style-name="Strong_20_Emphasis">Q-Value Growth:</text:span> Starting near zero, gradually learning action values </text:p>
        </text:list-item>
        <text:list-item>
          <text:p text:style-name="P10"><text:span text:style-name="Strong_20_Emphasis">Episode Length:</text:span> Short games (quick deaths) becoming longer (strategic play) </text:p>
        </text:list-item>
      </text:list>
      <text:p text:style-name="Text_20_body">The moment I knew it worked: Bob stopped charging into obvious traps and started using cover.</text:p>
      <text:p text:style-name="Horizontal_20_Line"/>
      <text:h text:style-name="Heading_20_2" text:outline-level="2">Phase 4: Architecture Crisis - The 3-Month Disaster</text:h>
      <text:p text:style-name="Text_20_body">After completing both PvP mode and AI training systems, I faced what should have been the final step: combining them for PvE mode.</text:p>
      <text:p text:style-name="Text_20_body"><text:span text:style-name="Strong_20_Emphasis">What I Had Built:</text:span></text:p>
      <text:list xml:id="list6448114259747755925" text:style-name="L11">
        <text:list-item>
          <text:p text:style-name="P42">✅ Complete PvP mode with React-driven UI </text:p>
        </text:list-item>
        <text:list-item>
          <text:p text:style-name="P42">✅ Fully functional AI training pipeline in Python </text:p>
        </text:list-item>
        <text:list-item>
          <text:p text:style-name="P11">✅ Beautiful PIXI.js hex-grid visualization </text:p>
        </text:list-item>
      </text:list>
      <text:p text:style-name="Text_20_body"><text:span text:style-name="Strong_20_Emphasis">Time to combine them for PvE mode!</text:span></text:p>
      <text:p text:style-name="Text_20_body">And then I discovered my fatal architectural flaw: <text:span text:style-name="Strong_20_Emphasis">They couldn't work together.</text:span></text:p>
      <text:p text:style-name="Text_20_body"><text:span text:style-name="Strong_20_Emphasis">The Incompatibility Problem:</text:span></text:p>
      <text:list xml:id="list3511982091446500033" text:style-name="L12">
        <text:list-item>
          <text:p text:style-name="P43"><text:span text:style-name="Strong_20_Emphasis">PvP was led by React</text:span> (click-reactive, frontend-driven) </text:p>
        </text:list-item>
        <text:list-item>
          <text:p text:style-name="P12"><text:span text:style-name="Strong_20_Emphasis">AI was led by Python</text:span> (sequential, backend-driven) </text:p>
        </text:list-item>
      </text:list>
      <text:p text:style-name="Text_20_body">These two systems had completely different concepts of how the game should flow:</text:p>
      <text:list xml:id="list2641373540702448557" text:style-name="L13">
        <text:list-item>
          <text:p text:style-name="P44"><text:soft-page-break/>React wanted to respond to user clicks and update state reactively </text:p>
        </text:list-item>
        <text:list-item>
          <text:p text:style-name="P44">Python wanted to control the entire game sequence step-by-step </text:p>
        </text:list-item>
        <text:list-item>
          <text:p text:style-name="P44">The frontend expected immediate responses to user actions </text:p>
        </text:list-item>
        <text:list-item>
          <text:p text:style-name="P13">The backend required sequential unit activation following strict turn rules </text:p>
        </text:list-item>
      </text:list>
      <text:p text:style-name="Text_20_body"><text:span text:style-name="Strong_20_Emphasis">The Brutal Reality Check:</text:span></text:p>
      <text:p text:style-name="Text_20_body">Three months of work had created two beautiful, functional systems that were architecturally incompatible. I could have human vs human games, or I could train AI agents, but I couldn't have human vs AI games without completely rebuilding one of the systems.</text:p>
      <text:p text:style-name="Text_20_body"><text:span text:style-name="Strong_20_Emphasis">The Lesson:</text:span> You can't just bolt AI onto a human-designed interface. They need to speak the same language from day one. Architecture compatibility isn't something you can retrofit - it has to be designed from the foundation.</text:p>
      <text:p text:style-name="Horizontal_20_Line"/>
      <text:h text:style-name="Heading_20_2" text:outline-level="2">Phase 5: The Great Refactor - Architecture Alignment</text:h>
      <text:p text:style-name="Text_20_body">The solution required a complete philosophical shift and a month of intensive refactoring.</text:p>
      <text:p text:style-name="Text_20_body"><text:span text:style-name="Strong_20_Emphasis">New Architecture Principle: Backend Drives Everything</text:span></text:p>
      <text:p text:style-name="Preformatted_20_Text"><text:span text:style-name="Source_20_Text">Frontend Role: <text:s text:c="9"/>Backend Role:</text:span></text:p>
      <text:p text:style-name="Preformatted_20_Text"><text:span text:style-name="Source_20_Text">- Visual representation - Sequential activation</text:span></text:p>
      <text:p text:style-name="Preformatted_20_Text"><text:span text:style-name="Source_20_Text">- User input <text:s text:c="10"/>- Phase transitions <text:s/></text:span></text:p>
      <text:p text:style-name="Preformatted_20_Text"><text:span text:style-name="Source_20_Text">- Animation/UX <text:s text:c="8"/>- Game state authority</text:span></text:p>
      <text:p text:style-name="Preformatted_20_Text"><text:span text:style-name="Source_20_Text"><text:s text:c="23"/>- AI decision making</text:span></text:p>
      <text:p text:style-name="P63"><text:span text:style-name="Source_20_Text"><text:s text:c="23"/>- Action validation</text:span></text:p>
      <text:p text:style-name="Text_20_body"><text:span text:style-name="Strong_20_Emphasis">The AI_TURN.md Specification</text:span></text:p>
      <text:p text:style-name="Text_20_body">I created a 200+ line specification document that became my architectural bible. Every single game interaction had to follow these rules:</text:p>
      <text:p text:style-name="Preformatted_20_Text"><text:span text:style-name="Source_20_Text">CORE PRINCIPLES:</text:span></text:p>
      <text:p text:style-name="Preformatted_20_Text"><text:span text:style-name="Source_20_Text">- Sequential activation: ONE unit per gym step only</text:span></text:p>
      <text:p text:style-name="Preformatted_20_Text"><text:span text:style-name="Source_20_Text">- Built-in step counting in engine only, never retrofitted</text:span></text:p>
      <text:p text:style-name="Preformatted_20_Text"><text:span text:style-name="Source_20_Text">- Eligibility-based phases: phases end when activation pools empty</text:span></text:p>
      <text:p text:style-name="Preformatted_20_Text"><text:span text:style-name="Source_20_Text">- UPPERCASE fields: all unit stats must use proper naming convention</text:span></text:p>
      <text:p text:style-name="Preformatted_20_Text"><text:span text:style-name="Source_20_Text">- Single game_state: one authoritative state object, no wrapper patterns</text:span></text:p>
      <text:p text:style-name="P63"><text:span text:style-name="Source_20_Text">- Pure functions: handlers are stateless, no internal state storage</text:span></text:p>
      <text:p text:style-name="Text_20_body"><text:span text:style-name="Strong_20_Emphasis">The Refactoring Process:</text:span></text:p>
      <text:list xml:id="list4238553052311667940" text:style-name="L14">
        <text:list-item>
          <text:p text:style-name="P45"><text:span text:style-name="Strong_20_Emphasis">Backend Engine Rewrite:</text:span> Built a new game engine that controlled all logic </text:p>
        </text:list-item>
        <text:list-item>
          <text:p text:style-name="P45"><text:span text:style-name="Strong_20_Emphasis">Frontend Simplification:</text:span> Reduced React components to pure display/input </text:p>
        </text:list-item>
        <text:list-item>
          <text:p text:style-name="P45"><text:span text:style-name="Strong_20_Emphasis">API Redesign:</text:span> Created endpoints that served both human and AI clients </text:p>
        </text:list-item>
        <text:list-item>
          <text:p text:style-name="P45"><text:span text:style-name="Strong_20_Emphasis">State Management Overhaul:</text:span> Single source of truth in the backend </text:p>
        </text:list-item>
        <text:list-item>
          <text:p text:style-name="P14"><text:span text:style-name="Strong_20_Emphasis">Testing Everything:</text:span> Unit tests for every rule compliance requirement </text:p>
        </text:list-item>
      </text:list>
      <text:p text:style-name="Text_20_body">This wasn't just documentation - it was law. Breaking AI_TURN.md compliance meant breaking the entire system.</text:p>
      <text:p text:style-name="Text_20_body"><text:span text:style-name="Strong_20_Emphasis">The Result:</text:span> A unified architecture where both human players and AI agents used the same game engine, just with different input methods (clicks vs neural networks).</text:p>
      <text:p text:style-name="Horizontal_20_Line"/>
      <text:h text:style-name="Heading_20_2" text:outline-level="2"><text:soft-page-break/>Coding with AI: The New Reality of Software Development</text:h>
      <text:h text:style-name="Heading_20_3" text:outline-level="3">The AI Assistant Revolution</text:h>
      <text:p text:style-name="Text_20_body">This project was built during the era of advanced AI coding assistants, and I'd be dishonest not to mention their impact. Working with AI tools like Claude and GitHub Copilot fundamentally changed how I approached this complex project.</text:p>
      <text:p text:style-name="Text_20_body"><text:span text:style-name="Strong_20_Emphasis">What AI Assistants Excel At:</text:span></text:p>
      <text:list xml:id="list5135336520894241933" text:style-name="L15">
        <text:list-item>
          <text:p text:style-name="P46"><text:span text:style-name="Strong_20_Emphasis">Boilerplate Generation:</text:span> Creating TypeScript interfaces, Python class structures, and configuration schemas </text:p>
        </text:list-item>
        <text:list-item>
          <text:p text:style-name="P46"><text:span text:style-name="Strong_20_Emphasis">Algorithm Implementation:</text:span> Converting mathematical concepts (like hex-grid cube coordinates) into working code </text:p>
        </text:list-item>
        <text:list-item>
          <text:p text:style-name="P46"><text:span text:style-name="Strong_20_Emphasis">Documentation Writing:</text:span> Generating comprehensive docstrings and README sections </text:p>
        </text:list-item>
        <text:list-item>
          <text:p text:style-name="P46"><text:span text:style-name="Strong_20_Emphasis">Debugging Support:</text:span> Analyzing error messages and suggesting fixes </text:p>
        </text:list-item>
        <text:list-item>
          <text:p text:style-name="P15"><text:span text:style-name="Strong_20_Emphasis">Code Translation:</text:span> Converting logic between TypeScript and Python implementations </text:p>
        </text:list-item>
      </text:list>
      <text:p text:style-name="Text_20_body"><text:span text:style-name="Strong_20_Emphasis">A Real Example:</text:span> When I needed to implement line-of-sight calculations for shooting mechanics, I could describe the Warhammer 40K rule ("units can't shoot through walls or other units") and get a working algorithm in minutes rather than hours.</text:p>
      <text:h text:style-name="Heading_20_3" text:outline-level="3">The Art of AI Prompting</text:h>
      <text:p text:style-name="Text_20_body"><text:span text:style-name="Strong_20_Emphasis">The key skill became prompt engineering:</text:span></text:p>
      <text:p text:style-name="Preformatted_20_Text"><text:span text:style-name="Source_20_Text">Bad Prompt: "Make shooting work"</text:span></text:p>
      <text:p text:style-name="Preformatted_20_Text"/>
      <text:p text:style-name="Preformatted_20_Text"><text:span text:style-name="Source_20_Text">Good Prompt: "Implement a line-of-sight function for a hex-grid board where:</text:span></text:p>
      <text:p text:style-name="Preformatted_20_Text"><text:span text:style-name="Source_20_Text">- Units cannot shoot through walls (defined as line segments between hex edges)</text:span></text:p>
      <text:p text:style-name="Preformatted_20_Text"><text:span text:style-name="Source_20_Text">- Units cannot shoot through other units (blocking hexes)</text:span></text:p>
      <text:p text:style-name="Preformatted_20_Text"><text:span text:style-name="Source_20_Text">- Range is calculated using cube distance</text:span></text:p>
      <text:p text:style-name="Preformatted_20_Text"><text:span text:style-name="Source_20_Text">- Return boolean indicating if target is valid</text:span></text:p>
      <text:p text:style-name="P63"><text:span text:style-name="Source_20_Text">- Use TypeScript with these existing types: [interfaces]"</text:span></text:p>
      <text:p text:style-name="Text_20_body"><text:span text:style-name="Strong_20_Emphasis">Effective Prompting Strategies I Developed:</text:span></text:p>
      <text:list xml:id="list4315362163529849421" text:style-name="L16">
        <text:list-item>
          <text:p text:style-name="P47"><text:span text:style-name="Strong_20_Emphasis">Context First:</text:span> Always provide the existing code structure and types </text:p>
        </text:list-item>
        <text:list-item>
          <text:p text:style-name="P47"><text:span text:style-name="Strong_20_Emphasis">Constraints Explicit:</text:span> State exactly what the code cannot do or break </text:p>
        </text:list-item>
        <text:list-item>
          <text:p text:style-name="P16"><text:span text:style-name="Strong_20_Emphasis">Iterative Refinement:</text:span> Start broad, then add specific requirements </text:p>
        </text:list-item>
      </text:list>
      <text:h text:style-name="Heading_20_3" text:outline-level="3">The Critical Human Role: Code Validation</text:h>
      <text:p text:style-name="Text_20_body"><text:span text:style-name="Strong_20_Emphasis">AI assistants are powerful but not infallible.</text:span> Every AI-generated solution required human validation:</text:p>
      <text:p text:style-name="Text_20_body"><text:span text:style-name="Strong_20_Emphasis">Architectural Compliance:</text:span> AI doesn't understand my AI_TURN.md specification unless I explicitly include it in every prompt. I had to constantly verify that generated code followed my strict architectural rules.</text:p>
      <text:p text:style-name="Text_20_body"><text:span text:style-name="Strong_20_Emphasis">Performance Considerations:</text:span> AI often generates working code that's inefficient. My hex-grid calculations needed optimization for 60fps performance that AI couldn't automatically provide.</text:p>
      <text:p text:style-name="Text_20_body"><text:span text:style-name="Strong_20_Emphasis">Business Logic Accuracy:</text:span> AI doesn't know Warhammer 40K rules. When it generated a shooting function that allowed units to target themselves, I had to catch and fix that logical error.</text:p>
      <text:p text:style-name="Text_20_body"><text:span text:style-name="Strong_20_Emphasis">Integration Testing:</text:span> AI generates isolated functions well, but integrating them into complex systems requires human oversight and debugging.</text:p>
      <text:h text:style-name="Heading_20_3" text:outline-level="3"><text:soft-page-break/>Best Practices I Developed</text:h>
      <text:p text:style-name="Text_20_body"><text:span text:style-name="Strong_20_Emphasis">1. Never Trust, Always Verify</text:span> Every AI-generated function got unit tests before integration.</text:p>
      <text:p text:style-name="Text_20_body"><text:span text:style-name="Strong_20_Emphasis">2. Maintain Human Architecture Decisions</text:span> AI is excellent at implementing details but shouldn't make structural decisions. I kept control of:</text:p>
      <text:list xml:id="list2265288052343500658" text:style-name="L17">
        <text:list-item>
          <text:p text:style-name="P48">Overall system architecture (backend drives, frontend displays) </text:p>
        </text:list-item>
        <text:list-item>
          <text:p text:style-name="P48">Data flow patterns (single source of truth) </text:p>
        </text:list-item>
        <text:list-item>
          <text:p text:style-name="P17">Game sequence respect </text:p>
        </text:list-item>
      </text:list>
      <text:p text:style-name="Text_20_body"><text:span text:style-name="Strong_20_Emphasis">3. Iterative Collaboration</text:span> My workflow became:</text:p>
      <text:list xml:id="list3892854806006417178" text:style-name="L18">
        <text:list-item>
          <text:p text:style-name="P49">Human defines the requirement and constraints </text:p>
        </text:list-item>
        <text:list-item>
          <text:p text:style-name="P49">AI generates initial implementation </text:p>
        </text:list-item>
        <text:list-item>
          <text:p text:style-name="P49">Human reviews for logic errors and architectural compliance </text:p>
        </text:list-item>
        <text:list-item>
          <text:p text:style-name="P49">AI refines based on specific feedback </text:p>
        </text:list-item>
        <text:list-item>
          <text:p text:style-name="P18">Human integrates and tests in full system context </text:p>
        </text:list-item>
      </text:list>
      <text:h text:style-name="Heading_20_3" text:outline-level="3">The Productivity Multiplier</text:h>
      <text:p text:style-name="Text_20_body"><text:span text:style-name="Strong_20_Emphasis">The honest truth:</text:span> This project would have taken 12+ months without AI assistance. Tasks that previously required days of research and implementation now took hours:</text:p>
      <text:list xml:id="list1824907709163336202" text:style-name="L19">
        <text:list-item>
          <text:p text:style-name="P50"><text:span text:style-name="Strong_20_Emphasis">Configuration Systems:</text:span> AI helped generate complex JSON schemas for game rules and AI training parameters </text:p>
        </text:list-item>
        <text:list-item>
          <text:p text:style-name="P50"><text:span text:style-name="Strong_20_Emphasis">Type Safety:</text:span> Generated comprehensive TypeScript interfaces for game state management </text:p>
        </text:list-item>
        <text:list-item>
          <text:p text:style-name="P50"><text:span text:style-name="Strong_20_Emphasis">Error Handling:</text:span> Created robust try-catch patterns for all API interactions </text:p>
        </text:list-item>
        <text:list-item>
          <text:p text:style-name="P19"><text:span text:style-name="Strong_20_Emphasis">Testing Infrastructure:</text:span> Built comprehensive test suites with proper mocking </text:p>
        </text:list-item>
      </text:list>
      <text:p text:style-name="Text_20_body"><text:span text:style-name="Strong_20_Emphasis">But the learning curve remained steep.</text:span> AI accelerated implementation but didn't eliminate the need to understand algorithms, architecture patterns, or debugging strategies.</text:p>
      <text:h text:style-name="Heading_20_3" text:outline-level="3">The Future of AI-Assisted Development</text:h>
      <text:p text:style-name="Text_20_body">Working on this project taught me that AI assistants are becoming essential development tools, but they require new skills:</text:p>
      <text:p text:style-name="Text_20_body"><text:span text:style-name="Strong_20_Emphasis">Technical Skills:</text:span></text:p>
      <text:list xml:id="list5246434886300560199" text:style-name="L20">
        <text:list-item>
          <text:p text:style-name="P51">Prompt engineering and iterative refinement </text:p>
        </text:list-item>
        <text:list-item>
          <text:p text:style-name="P51">Rapid code review and validation techniques </text:p>
        </text:list-item>
        <text:list-item>
          <text:p text:style-name="P20">Integration testing and system-level thinking </text:p>
        </text:list-item>
      </text:list>
      <text:p text:style-name="Text_20_body"><text:span text:style-name="Strong_20_Emphasis">Soft Skills:</text:span></text:p>
      <text:list xml:id="list5580915897058638676" text:style-name="L21">
        <text:list-item>
          <text:p text:style-name="P52">Knowing when to trust AI vs when to think independently </text:p>
        </text:list-item>
        <text:list-item>
          <text:p text:style-name="P52">Maintaining code quality standards despite faster development </text:p>
        </text:list-item>
        <text:list-item>
          <text:p text:style-name="P21">Balancing productivity gains with learning opportunities </text:p>
        </text:list-item>
      </text:list>
      <text:p text:style-name="Text_20_body">The future developer isn't someone who writes every line of code manually, but someone who can effectively collaborate with AI tools while maintaining system integrity and architectural vision.</text:p>
      <text:p text:style-name="Horizontal_20_Line"/>
      <text:h text:style-name="Heading_20_2" text:outline-level="2"><text:soft-page-break/>What I Actually Learned</text:h>
      <text:h text:style-name="Heading_20_3" text:outline-level="3">Technical Skills</text:h>
      <text:list xml:id="list8754423353789481506" text:style-name="L22">
        <text:list-item>
          <text:p text:style-name="P53"><text:span text:style-name="Strong_20_Emphasis">Deep Reinforcement Learning:</text:span> Understanding DQN, reward engineering, training stability </text:p>
        </text:list-item>
        <text:list-item>
          <text:p text:style-name="P53"><text:span text:style-name="Strong_20_Emphasis">System Architecture:</text:span> Building maintainable, scalable game engines </text:p>
        </text:list-item>
        <text:list-item>
          <text:p text:style-name="P53"><text:span text:style-name="Strong_20_Emphasis">Frontend Performance:</text:span> Managing complex React + PIXI.js integration </text:p>
        </text:list-item>
        <text:list-item>
          <text:p text:style-name="P53"><text:span text:style-name="Strong_20_Emphasis">Python Backend:</text:span> Creating robust APIs with proper error handling </text:p>
        </text:list-item>
        <text:list-item>
          <text:p text:style-name="P22"><text:span text:style-name="Strong_20_Emphasis">Configuration Management:</text:span> JSON-driven game rules and AI parameters </text:p>
        </text:list-item>
      </text:list>
      <text:h text:style-name="Heading_20_3" text:outline-level="3">Soft Skills</text:h>
      <text:list xml:id="list6555899704394064177" text:style-name="L23">
        <text:list-item>
          <text:p text:style-name="P54"><text:span text:style-name="Strong_20_Emphasis">Project Persistence:</text:span> 4 months of debugging obscure issues </text:p>
        </text:list-item>
        <text:list-item>
          <text:p text:style-name="P54"><text:span text:style-name="Strong_20_Emphasis">Architecture Planning:</text:span> The importance of compatibility from day one </text:p>
        </text:list-item>
        <text:list-item>
          <text:p text:style-name="P54"><text:span text:style-name="Strong_20_Emphasis">Documentation:</text:span> AI_TURN.md saved me countless debugging hours </text:p>
        </text:list-item>
        <text:list-item>
          <text:p text:style-name="P54"><text:span text:style-name="Strong_20_Emphasis">Testing Strategy:</text:span> Unit tests for game rules, integration tests for AI </text:p>
        </text:list-item>
        <text:list-item>
          <text:p text:style-name="P23"><text:span text:style-name="Strong_20_Emphasis">Problem Decomposition:</text:span> Breaking impossible problems into solvable pieces </text:p>
        </text:list-item>
      </text:list>
      <text:h text:style-name="Heading_20_3" text:outline-level="3">The Hard Truths</text:h>
      <text:list xml:id="list1154673056932201587" text:style-name="L24">
        <text:list-item>
          <text:p text:style-name="P55"><text:span text:style-name="Strong_20_Emphasis">AI Training is 90% Engineering, 10% Algorithm:</text:span> Getting the data pipeline right matters more than tweaking hyperparameters </text:p>
        </text:list-item>
        <text:list-item>
          <text:p text:style-name="P55"><text:span text:style-name="Strong_20_Emphasis">Frontend/Backend Integration is Harder Than Either Alone:</text:span> Architectural compatibility can't be an afterthought </text:p>
        </text:list-item>
        <text:list-item>
          <text:p text:style-name="P55"><text:span text:style-name="Strong_20_Emphasis">Game Rules Are More Complex Than They Appear:</text:span> Every "simple" rule has 5 edge cases </text:p>
        </text:list-item>
        <text:list-item>
          <text:p text:style-name="P24"><text:span text:style-name="Strong_20_Emphasis">Performance Optimization Never Ends:</text:span> There's always another bottleneck to find </text:p>
        </text:list-item>
      </text:list>
      <text:p text:style-name="Horizontal_20_Line"/>
      <text:h text:style-name="Heading_20_2" text:outline-level="2">Current Status and Future Plans</text:h>
      <text:h text:style-name="Heading_20_3" text:outline-level="3">What Works Today</text:h>
      <text:list xml:id="list2774360345202093095" text:style-name="L25">
        <text:list-item>
          <text:p text:style-name="P56">✅ Complete PvE gameplay with intelligent AI opponents </text:p>
        </text:list-item>
        <text:list-item>
          <text:p text:style-name="P56">✅ Major game phases (Movement, Shooting) </text:p>
        </text:list-item>
        <text:list-item>
          <text:p text:style-name="P56">✅ Comprehensive replay system with full game state logging </text:p>
        </text:list-item>
        <text:list-item>
          <text:p text:style-name="P56">✅ Configurable AI training with multiple reward strategies </text:p>
        </text:list-item>
        <text:list-item>
          <text:p text:style-name="P25">✅ Beautiful hex-grid visualization with real-time updates </text:p>
        </text:list-item>
      </text:list>
      <text:h text:style-name="Heading_20_3" text:outline-level="3">Known Issues I'm Fixing</text:h>
      <text:list xml:id="list6893302744383440980" text:style-name="L26">
        <text:list-item>
          <text:p text:style-name="P57"><text:span text:style-name="Strong_20_Emphasis">Movement Preview Bug:</text:span> Green hexes sometimes show invalid destinations </text:p>
        </text:list-item>
        <text:list-item>
          <text:p text:style-name="P57"><text:span text:style-name="Strong_20_Emphasis">HP Bar Display:</text:span> Visual glitches when units take damage </text:p>
        </text:list-item>
        <text:list-item>
          <text:p text:style-name="P57"><text:span text:style-name="Strong_20_Emphasis">Phase Transition Logic:</text:span> Edge cases in shooting → movement transitions </text:p>
        </text:list-item>
        <text:list-item>
          <text:p text:style-name="P26"><text:span text:style-name="Strong_20_Emphasis">Reward Tuning:</text:span> AI sometimes prioritizes survival over objectives </text:p>
        </text:list-item>
      </text:list>
      <text:h text:style-name="Heading_20_3" text:outline-level="3">Future Roadmap</text:h>
      <text:list xml:id="list1956682077235919955" text:style-name="L27">
        <text:list-item>
          <text:p text:style-name="P58"><text:span text:style-name="Strong_20_Emphasis">Complete Rule Implementation:</text:span> Add remaining phases, unit types and abilities </text:p>
        </text:list-item>
        <text:list-item>
          <text:p text:style-name="P58"><text:span text:style-name="Strong_20_Emphasis">Multi-Agent Training:</text:span> Train different AIs with different strategies </text:p>
        </text:list-item>
        <text:list-item>
          <text:p text:style-name="P58"><text:soft-page-break/><text:span text:style-name="Strong_20_Emphasis">New Factions:</text:span> Tyranids, Orks, Chaos (different tactical approaches) </text:p>
        </text:list-item>
        <text:list-item>
          <text:p text:style-name="P58"><text:span text:style-name="Strong_20_Emphasis">Tournament Mode:</text:span> AI vs AI competitions with strategy analysis </text:p>
        </text:list-item>
        <text:list-item>
          <text:p text:style-name="P27"><text:span text:style-name="Strong_20_Emphasis">Community Sharing:</text:span> Deploy the game for other Warhammer fans </text:p>
        </text:list-item>
      </text:list>
      <text:p text:style-name="Horizontal_20_Line"/>
      <text:h text:style-name="Heading_20_2" text:outline-level="2">The Portfolio Impact</text:h>
      <text:p text:style-name="Text_20_body">This project demonstrates several key competencies that are valuable in a professional environment:</text:p>
      <text:p text:style-name="Text_20_body"><text:span text:style-name="Strong_20_Emphasis">Technical Breadth:</text:span></text:p>
      <text:list xml:id="list1181842464521103758" text:style-name="L28">
        <text:list-item>
          <text:p text:style-name="P59">Machine Learning (DQN, training pipelines, reward engineering) </text:p>
        </text:list-item>
        <text:list-item>
          <text:p text:style-name="P59">Full-Stack Development (React, TypeScript, Python, APIs) </text:p>
        </text:list-item>
        <text:list-item>
          <text:p text:style-name="P59">System Architecture (microservices, state management, performance) </text:p>
        </text:list-item>
        <text:list-item>
          <text:p text:style-name="P28">Game Development (PIXI.js, real-time rendering, complex UI) </text:p>
        </text:list-item>
      </text:list>
      <text:p text:style-name="Text_20_body"><text:span text:style-name="Strong_20_Emphasis">Problem-Solving Approach:</text:span></text:p>
      <text:list xml:id="list2497680486697417790" text:style-name="L29">
        <text:list-item>
          <text:p text:style-name="P60">Breaking down complex requirements into implementable features </text:p>
        </text:list-item>
        <text:list-item>
          <text:p text:style-name="P60">Debugging architectural incompatibilities between systems </text:p>
        </text:list-item>
        <text:list-item>
          <text:p text:style-name="P60">Optimizing performance across multiple technology stacks </text:p>
        </text:list-item>
        <text:list-item>
          <text:p text:style-name="P29">Building maintainable, well-documented codebases </text:p>
        </text:list-item>
      </text:list>
      <text:p text:style-name="Text_20_body"><text:span text:style-name="Strong_20_Emphasis">Project Management:</text:span></text:p>
      <text:list xml:id="list134320393575172479" text:style-name="L30">
        <text:list-item>
          <text:p text:style-name="P61">4-month timeline with multiple major milestones </text:p>
        </text:list-item>
        <text:list-item>
          <text:p text:style-name="P61">Iterative development with continuous testing </text:p>
        </text:list-item>
        <text:list-item>
          <text:p text:style-name="P61">Technical documentation that actually helped development </text:p>
        </text:list-item>
        <text:list-item>
          <text:p text:style-name="P30">Risk management (the great 3-month refactor taught me planning) </text:p>
        </text:list-item>
      </text:list>
      <text:p text:style-name="Horizontal_20_Line"/>
      <text:h text:style-name="Heading_20_2" text:outline-level="2">Key Takeaways for Future Projects</text:h>
      <text:list xml:id="list3447476666377404115" text:style-name="L31">
        <text:list-item>
          <text:p text:style-name="P62"><text:span text:style-name="Strong_20_Emphasis">Architecture First:</text:span> Spend extra time on system design before coding </text:p>
        </text:list-item>
        <text:list-item>
          <text:p text:style-name="P62"><text:span text:style-name="Strong_20_Emphasis">Document Everything:</text:span> My AI_TURN.md specification saved countless hours </text:p>
        </text:list-item>
        <text:list-item>
          <text:p text:style-name="P62"><text:span text:style-name="Strong_20_Emphasis">Test Early, Test Often:</text:span> Unit tests for game logic prevented major bugs </text:p>
        </text:list-item>
        <text:list-item>
          <text:p text:style-name="P62"><text:span text:style-name="Strong_20_Emphasis">Performance from Day One:</text:span> Don't optimize later, design for performance </text:p>
        </text:list-item>
        <text:list-item>
          <text:p text:style-name="P31"><text:span text:style-name="Strong_20_Emphasis">User Experience Matters:</text:span> Even technical projects need good UX </text:p>
        </text:list-item>
      </text:list>
      <text:p text:style-name="Text_20_body">This project taught me that building AI isn't just about algorithms - it's about creating systems that work reliably, perform well, and solve real problems. The wargamer's doom is solved: I now have an AI opponent that's always ready to play, never cancels at the last minute, and gets more challenging over time.</text:p>
      <text:p text:style-name="Horizontal_20_Line"/>
      <text:p text:style-name="Text_20_body"><text:span text:style-name="Strong_20_Emphasis">Technologies Used:</text:span> Python, React, TypeScript, PIXI.js, Stable Baselines3, Tensorboard, OpenAI Gym, FastAPI, Vite, Git</text:p>
      <text:p text:style-name="Text_20_body"><text:span text:style-name="Strong_20_Emphasis">Project Duration:</text:span> 4 months (ongoing)</text:p>
      <text:p text:style-name="Text_20_body"><text:span text:style-name="Strong_20_Emphasis">Lines of Code:</text:span> ~10,000+ across frontend and back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meta:initial-creator>
    <meta:creation-date>2025-09-30T03:24:48.61</meta:creation-date>
    <meta:document-statistic meta:table-count="0" meta:image-count="0" meta:object-count="0" meta:page-count="9" meta:paragraph-count="277" meta:word-count="2821" meta:character-count="19133"/>
    <dc:date>2025-09-30T03:49:59.49</dc:date>
    <dc:creator>Greg </dc:creator>
    <meta:editing-duration>PT10M10S</meta:editing-duration>
    <meta:editing-cycles>1</meta:editing-cycles>
    <meta:generator>OpenOffice/4.1.15$Win32 OpenOffice.org_project/4115m2$Build-9813</meta:generator>
  </office:meta>
</office:document-meta>
</file>